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3d083b" officeooo:paragraph-rsid="003d083b"/>
    </style:style>
    <style:style style:name="P6" style:family="paragraph" style:parent-style-name="Standard" style:list-style-name="L1">
      <style:text-properties officeooo:rsid="0018471a" officeooo:paragraph-rsid="0018471a"/>
    </style:style>
    <style:style style:name="P7" style:family="paragraph" style:parent-style-name="Standard" style:list-style-name="L1">
      <style:text-properties officeooo:rsid="0018471a" officeooo:paragraph-rsid="001cef8e"/>
    </style:style>
    <style:style style:name="P8" style:family="paragraph" style:parent-style-name="Standard" style:list-style-name="L1">
      <style:text-properties officeooo:rsid="00275564" officeooo:paragraph-rsid="00275564"/>
    </style:style>
    <style:style style:name="P9" style:family="paragraph" style:parent-style-name="Standard" style:list-style-name="L1">
      <style:text-properties fo:language="en" fo:country="CA" officeooo:rsid="001cef8e" officeooo:paragraph-rsid="001cef8e"/>
    </style:style>
    <style:style style:name="P10" style:family="paragraph" style:parent-style-name="Standard" style:list-style-name="L1">
      <style:text-properties fo:language="en" fo:country="CA" officeooo:rsid="002924ac" officeooo:paragraph-rsid="002924ac"/>
    </style:style>
    <style:style style:name="P11" style:family="paragraph" style:parent-style-name="Standard" style:list-style-name="L1">
      <style:text-properties fo:language="en" fo:country="CA" officeooo:rsid="001c352f" officeooo:paragraph-rsid="001c352f"/>
    </style:style>
    <style:style style:name="P12" style:family="paragraph" style:parent-style-name="Standard" style:list-style-name="L1">
      <style:text-properties fo:language="en" fo:country="CA" officeooo:rsid="001c352f" officeooo:paragraph-rsid="00238f91"/>
    </style:style>
    <style:style style:name="P13" style:family="paragraph" style:parent-style-name="Standard" style:list-style-name="L1">
      <style:text-properties fo:language="en" fo:country="CA" officeooo:rsid="001c352f" officeooo:paragraph-rsid="00267f47"/>
    </style:style>
    <style:style style:name="P14" style:family="paragraph" style:parent-style-name="Standard" style:list-style-name="L1">
      <style:text-properties fo:language="en" fo:country="CA" officeooo:rsid="00364dbd" officeooo:paragraph-rsid="00364dbd"/>
    </style:style>
    <style:style style:name="P15" style:family="paragraph" style:parent-style-name="Standard" style:list-style-name="L1">
      <style:text-properties fo:language="en" fo:country="CA" officeooo:rsid="002aa374" officeooo:paragraph-rsid="002aa374"/>
    </style:style>
    <style:style style:name="P16" style:family="paragraph" style:parent-style-name="Standard" style:list-style-name="L1">
      <style:text-properties fo:language="en" fo:country="CA" officeooo:rsid="0037be6f" officeooo:paragraph-rsid="0037be6f"/>
    </style:style>
    <style:style style:name="P17" style:family="paragraph" style:parent-style-name="Standard" style:list-style-name="L1">
      <style:text-properties fo:language="en" fo:country="CA" officeooo:rsid="00275564" officeooo:paragraph-rsid="00275564"/>
    </style:style>
    <style:style style:name="P18" style:family="paragraph" style:parent-style-name="Standard" style:list-style-name="L1">
      <style:text-properties fo:language="en" fo:country="CA" officeooo:rsid="0031dbc0" officeooo:paragraph-rsid="0031dbc0"/>
    </style:style>
    <style:style style:name="P19" style:family="paragraph" style:parent-style-name="Standard" style:list-style-name="L1">
      <style:text-properties fo:language="en" fo:country="CA" officeooo:rsid="003f4604" officeooo:paragraph-rsid="003f4604"/>
    </style:style>
    <style:style style:name="P20" style:family="paragraph" style:parent-style-name="Standard" style:list-style-name="L1">
      <style:text-properties fo:language="en" fo:country="CA" officeooo:rsid="00336f4c" officeooo:paragraph-rsid="00336f4c"/>
    </style:style>
    <style:style style:name="P21" style:family="paragraph" style:parent-style-name="Standard" style:list-style-name="L1">
      <style:text-properties fo:language="en" fo:country="CA" officeooo:rsid="0033eafb" officeooo:paragraph-rsid="0033eafb"/>
    </style:style>
    <style:style style:name="P22" style:family="paragraph" style:parent-style-name="Standard" style:list-style-name="L1">
      <style:text-properties fo:language="en" fo:country="CA" officeooo:rsid="001e3cec" officeooo:paragraph-rsid="001e3cec"/>
    </style:style>
    <style:style style:name="P23" style:family="paragraph" style:parent-style-name="Standard" style:list-style-name="L1">
      <style:text-properties fo:language="en" fo:country="CA" officeooo:rsid="001e3cec" officeooo:paragraph-rsid="001ffeb1"/>
    </style:style>
    <style:style style:name="P24" style:family="paragraph" style:parent-style-name="Standard" style:list-style-name="L1">
      <style:text-properties fo:language="en" fo:country="CA" officeooo:rsid="001ffeb1" officeooo:paragraph-rsid="00214d3b"/>
    </style:style>
    <style:style style:name="P25" style:family="paragraph" style:parent-style-name="Standard" style:list-style-name="L1">
      <style:text-properties fo:language="en" fo:country="CA" officeooo:rsid="00214d3b" officeooo:paragraph-rsid="00214d3b"/>
    </style:style>
    <style:style style:name="P26" style:family="paragraph" style:parent-style-name="Standard" style:list-style-name="L1">
      <style:text-properties fo:language="en" fo:country="CA" officeooo:rsid="00216ce7" officeooo:paragraph-rsid="00216ce7"/>
    </style:style>
    <style:style style:name="P27" style:family="paragraph" style:parent-style-name="Standard" style:list-style-name="L1">
      <style:text-properties fo:language="en" fo:country="CA" officeooo:rsid="0038e519" officeooo:paragraph-rsid="0038e519"/>
    </style:style>
    <style:style style:name="P28" style:family="paragraph" style:parent-style-name="Standard" style:list-style-name="L1">
      <style:text-properties fo:language="en" fo:country="CA" officeooo:rsid="00393b5c" officeooo:paragraph-rsid="00393b5c"/>
    </style:style>
    <style:style style:name="P29" style:family="paragraph" style:parent-style-name="Standard" style:list-style-name="L1">
      <style:text-properties fo:language="en" fo:country="CA" officeooo:rsid="003b6e95" officeooo:paragraph-rsid="003b6e95"/>
    </style:style>
    <style:style style:name="P30" style:family="paragraph" style:parent-style-name="Standard" style:list-style-name="L1">
      <style:text-properties fo:language="en" fo:country="CA" officeooo:rsid="003dacd0" officeooo:paragraph-rsid="003dacd0"/>
    </style:style>
    <style:style style:name="P31" style:family="paragraph" style:parent-style-name="Standard" style:list-style-name="L1">
      <style:text-properties fo:language="en" fo:country="CA" officeooo:rsid="0041eb4e" officeooo:paragraph-rsid="0041eb4e"/>
    </style:style>
    <style:style style:name="P32" style:family="paragraph" style:parent-style-name="Standard" style:list-style-name="L1">
      <style:text-properties fo:language="en" fo:country="CA" officeooo:rsid="002c63f0" officeooo:paragraph-rsid="002c63f0"/>
    </style:style>
    <style:style style:name="P33" style:family="paragraph" style:parent-style-name="Standard" style:list-style-name="L1">
      <style:text-properties fo:language="en" fo:country="CA" officeooo:rsid="0034d067" officeooo:paragraph-rsid="0034d067"/>
    </style:style>
    <style:style style:name="P34" style:family="paragraph" style:parent-style-name="Standard" style:list-style-name="L1">
      <style:text-properties fo:language="en" fo:country="CA" officeooo:rsid="0040830d" officeooo:paragraph-rsid="0040830d"/>
    </style:style>
    <style:style style:name="P35" style:family="paragraph" style:parent-style-name="Standard" style:list-style-name="L1">
      <style:text-properties fo:language="en" fo:country="CA" officeooo:rsid="002dbe15" officeooo:paragraph-rsid="002dbe15"/>
    </style:style>
    <style:style style:name="P36" style:family="paragraph" style:parent-style-name="Standard" style:list-style-name="L1">
      <style:text-properties fo:language="en" fo:country="CA" officeooo:rsid="0021575f" officeooo:paragraph-rsid="0021575f"/>
    </style:style>
    <style:style style:name="P37" style:family="paragraph" style:parent-style-name="Standard" style:list-style-name="L1">
      <style:text-properties fo:language="en" fo:country="CA" officeooo:rsid="0021575f" officeooo:paragraph-rsid="0021b3c3"/>
    </style:style>
    <style:style style:name="P38" style:family="paragraph" style:parent-style-name="Standard" style:list-style-name="L1">
      <style:text-properties fo:language="en" fo:country="CA" officeooo:rsid="0021b3c3" officeooo:paragraph-rsid="0021b3c3"/>
    </style:style>
    <style:style style:name="P39" style:family="paragraph" style:parent-style-name="Standard" style:list-style-name="L1">
      <style:text-properties fo:language="en" fo:country="CA" officeooo:rsid="002b857a" officeooo:paragraph-rsid="002b857a"/>
    </style:style>
    <style:style style:name="P40" style:family="paragraph" style:parent-style-name="Standard" style:list-style-name="L1">
      <style:text-properties fo:language="en" fo:country="CA" officeooo:rsid="002f12b8" officeooo:paragraph-rsid="002f12b8"/>
    </style:style>
    <style:style style:name="P41" style:family="paragraph" style:parent-style-name="Standard" style:list-style-name="L1">
      <style:text-properties fo:language="en" fo:country="CA" officeooo:rsid="00267f47" officeooo:paragraph-rsid="00267f47"/>
    </style:style>
    <style:style style:name="P42" style:family="paragraph" style:parent-style-name="Standard" style:list-style-name="L1">
      <style:text-properties fo:language="en" fo:country="CA" officeooo:rsid="00305fd7" officeooo:paragraph-rsid="00305fd7"/>
    </style:style>
    <style:style style:name="P43" style:family="paragraph" style:parent-style-name="Standard" style:list-style-name="L1">
      <style:text-properties fo:language="en" fo:country="CA" officeooo:rsid="003ae028" officeooo:paragraph-rsid="003ae028"/>
    </style:style>
    <style:style style:name="P44" style:family="paragraph" style:parent-style-name="Standard" style:list-style-name="L1">
      <style:text-properties fo:language="en" fo:country="CA" officeooo:rsid="0043fc00" officeooo:paragraph-rsid="0043fc00"/>
    </style:style>
    <style:style style:name="P45" style:family="paragraph" style:parent-style-name="Standard" style:list-style-name="L1">
      <style:text-properties fo:language="en" fo:country="CA" officeooo:rsid="004572f1" officeooo:paragraph-rsid="004572f1"/>
    </style:style>
    <style:style style:name="P46" style:family="paragraph" style:parent-style-name="Standard" style:list-style-name="L1">
      <style:text-properties fo:language="en" fo:country="CA" officeooo:rsid="0047306b" officeooo:paragraph-rsid="0047306b"/>
    </style:style>
    <style:style style:name="P47" style:family="paragraph" style:parent-style-name="Standard" style:list-style-name="L1">
      <style:text-properties fo:language="en" fo:country="CA" officeooo:rsid="00482ce2" officeooo:paragraph-rsid="00482ce2"/>
    </style:style>
    <style:style style:name="P48" style:family="paragraph" style:parent-style-name="Standard" style:list-style-name="L1">
      <style:text-properties fo:language="en" fo:country="CA" officeooo:rsid="00493b42" officeooo:paragraph-rsid="00493b42"/>
    </style:style>
    <style:style style:name="P49" style:family="paragraph" style:parent-style-name="Standard" style:list-style-name="L1">
      <style:text-properties fo:language="en" fo:country="CA" officeooo:rsid="00493b42" officeooo:paragraph-rsid="0049fb8f"/>
    </style:style>
    <style:style style:name="P50" style:family="paragraph" style:parent-style-name="Standard" style:list-style-name="L1">
      <style:text-properties fo:language="en" fo:country="CA" officeooo:rsid="0049fb8f" officeooo:paragraph-rsid="0049fb8f"/>
    </style:style>
    <style:style style:name="P51" style:family="paragraph" style:parent-style-name="Standard" style:list-style-name="L1">
      <style:text-properties fo:language="en" fo:country="CA" officeooo:rsid="004a98ed" officeooo:paragraph-rsid="004a98ed"/>
    </style:style>
    <style:style style:name="P52" style:family="paragraph" style:parent-style-name="Standard" style:list-style-name="L1">
      <style:text-properties fo:language="en" fo:country="CA" officeooo:rsid="004ad104" officeooo:paragraph-rsid="004ad104"/>
    </style:style>
    <style:style style:name="P53" style:family="paragraph" style:parent-style-name="Standard" style:list-style-name="L1">
      <style:text-properties fo:language="en" fo:country="CA" officeooo:rsid="004b9c36" officeooo:paragraph-rsid="004b9c36"/>
    </style:style>
    <style:style style:name="P54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style:style style:name="T7" style:family="text">
      <style:text-properties officeooo:rsid="003f4604"/>
    </style:style>
    <style:style style:name="T8" style:family="text">
      <style:text-properties officeooo:rsid="0047306b"/>
    </style:style>
    <style:style style:name="T9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3113917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Software Architecture</text:p>
          <text:list>
            <text:list-item>
              <text:p text:style-name="P5">Separate updating control signals from tick() to improve efficiency</text:p>
            </text:list-item>
          </text:list>
        </text:list-item>
        <text:list-item>
          <text:p text:style-name="P6">Verification</text:p>
          <text:list>
            <text:list-item>
              <text:p text:style-name="P6">String DWG</text:p>
              <text:list>
                <text:list-item>
                  <text:p text:style-name="P8">Tuning</text:p>
                  <text:list>
                    <text:list-item>
                      <text:p text:style-name="P7">ACF </text:p>
                    </text:list-item>
                    <text:list-item>
                      <text:p text:style-name="P7">Parabolic Interp</text:p>
                      <text:list>
                        <text:list-item>
                          <text:list>
                            <text:list-item>
                              <text:p text:style-name="P6">Spectral leakage considerations for lower frequencies not generating harmonics which are far enough apart</text:p>
                            </text:list-item>
                            <text:list-item>
                              <text:p text:style-name="P9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6">Selection of parameters to perform the parabolic interpolation</text:p>
                        </text:list-item>
                        <text:list-item>
                          <text:p text:style-name="P54">Errors from parabolic interpolation</text:p>
                          <text:list>
                            <text:list-item>
                              <text:p text:style-name="P10">LoopFilter provided doesn’t decay in that fashion</text:p>
                            </text:list-item>
                            <text:list-item>
                              <text:p text:style-name="P11">Issues with range from physical limitations of the string mode<text:span text:style-name="T4">l</text:span>ling</text:p>
                            </text:list-item>
                            <text:list-item>
                              <text:p text:style-name="P14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15">LoopFilter’s non-constant phase delay creates issues verifying this here</text:p>
                                </text:list-item>
                                <text:list-item>
                                  <text:p text:style-name="P16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16">LoopFilter phase delay and random aspect of noise seem to be likely culprits to explain <text:span text:style-name="T7">thi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Spectrum</text:p>
                  <text:list>
                    <text:list-item>
                      <text:p text:style-name="P17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Irregularities of Loop Filter</text:p>
          <text:list>
            <text:list-item>
              <text:p text:style-name="P18">E string having reversed trends compared to other strings</text:p>
              <text:list>
                <text:list-item>
                  <text:p text:style-name="P19">Is the magnitude response physically viable?</text:p>
                </text:list-item>
              </text:list>
            </text:list-item>
            <text:list-item>
              <text:p text:style-name="P18">Do these match what physics would predict?</text:p>
            </text:list-item>
            <text:list-item>
              <text:p text:style-name="P18">What other aspects would they have included/captured <text:span text:style-name="T5">in the recording</text:span>?</text:p>
            </text:list-item>
            <text:list-item>
              <text:p text:style-name="P20">Physical correctness</text:p>
              <text:list>
                <text:list-item>
                  <text:p text:style-name="P21">Does decay of harmonics in general match the filters?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20">Determine what max fret number ensures stability</text:p>
            </text:list-item>
          </text:list>
        </text:list-item>
        <text:list-item>
          <text:p text:style-name="P22"><text:soft-page-break/>Controllability</text:p>
          <text:list>
            <text:list-item>
              <text:p text:style-name="P23">Matching string decay with slide velocity?</text:p>
            </text:list-item>
            <text:list-item>
              <text:p text:style-name="P24">Linearly changing pitch means non-linear f_c[n]</text:p>
            </text:list-item>
            <text:list-item>
              <text:p text:style-name="P25">Relationship of fret location to amount of windings encountered for a particular change in pitch</text:p>
            </text:list-item>
            <text:list-item>
              <text:p text:style-name="P26">Smooth L[n] control signals to avoid discontinuities</text:p>
              <text:list>
                <text:list-item>
                  <text:p text:style-name="P27">Slide velocity is based on 1<text:span text:style-name="T6">st</text:span> order derivative and controls CSG volume, want this to be natural sounding</text:p>
                </text:list-item>
                <text:list-item>
                  <text:p text:style-name="P28">Linear interpolation on L[n] creates staircase function in 1<text:span text:style-name="T6">st</text:span> order derivative</text:p>
                </text:list-item>
                <text:list-item>
                  <text:p text:style-name="P29">Placement of smoothing filter as compared to original paper</text:p>
                </text:list-item>
                <text:list-item>
                  <text:p text:style-name="P30">Assumptions regarding initialization</text:p>
                </text:list-item>
                <text:list-item>
                  <text:p text:style-name="P31">Shift signal to offset delay and synchronize sounds better?</text:p>
                </text:list-item>
              </text:list>
            </text:list-item>
          </text:list>
        </text:list-item>
        <text:list-item>
          <text:p text:style-name="P32">Tuning Parameters</text:p>
          <text:list>
            <text:list-item>
              <text:p text:style-name="P33">Using mean of phasedelay</text:p>
              <text:list>
                <text:list-item>
                  <text:p text:style-name="P33">Advantages vs. Disadvantages</text:p>
                </text:list-item>
                <text:list-item>
                  <text:p text:style-name="P33">No change or a constant value</text:p>
                </text:list-item>
              </text:list>
            </text:list-item>
            <text:list-item>
              <text:p text:style-name="P34">Perceptual tuning</text:p>
              <text:list>
                <text:list-item>
                  <text:p text:style-name="P34">Perceptual fusion issue with wound CSG</text:p>
                </text:list-item>
                <text:list-item>
                  <text:p text:style-name="P34">Timing due to smoothing delay? Attack from strings doesn’t appear.</text:p>
                </text:list-item>
                <text:list-item>
                  <text:p text:style-name="P34">Compare sounds to recordings of finger noise</text:p>
                </text:list-item>
              </text:list>
            </text:list-item>
          </text:list>
        </text:list-item>
        <text:list-item>
          <text:p text:style-name="P35">Comparison to Finger Noise Recordings</text:p>
          <text:list>
            <text:list-item>
              <text:p text:style-name="P35">How is the slide different?</text:p>
            </text:list-item>
          </text:list>
        </text:list-item>
        <text:list-item>
          <text:p text:style-name="P36">Creative sound potentials</text:p>
          <text:list>
            <text:list-item>
              <text:p text:style-name="P37">Subtract the generated sounds? That created an interesting effect</text:p>
            </text:list-item>
          </text:list>
        </text:list-item>
        <text:list-item>
          <text:p text:style-name="P38">Limitations</text:p>
          <text:list>
            <text:list-item>
              <text:p text:style-name="P38">Instability with loop filter as specified at certain L[n] values</text:p>
            </text:list-item>
            <text:list-item>
              <text:p text:style-name="P12"><text:span text:style-name="T1">Reduced spectrum when starting from higher slides</text:span><text:tab/></text:p>
            </text:list-item>
            <text:list-item>
              <text:p text:style-name="P13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39">Lack of tuning precision due to IIR loop filter and its non-constant phase delay</text:p>
            </text:list-item>
            <text:list-item>
              <text:p text:style-name="P40">Only two longitudinal modes are modeled</text:p>
            </text:list-item>
          </text:list>
        </text:list-item>
        <text:list-item>
          <text:p text:style-name="P41">Realistic sounds vs. Artificially generated test scenarios</text:p>
          <text:list>
            <text:list-item>
              <text:p text:style-name="P42">Analysis of basic and more artific<text:span text:style-name="T8">i</text:span>al sounds</text:p>
            </text:list-item>
            <text:list-item>
              <text:p text:style-name="P42">Design of a “test” / “tuning” lick</text:p>
              <text:list>
                <text:list-item>
                  <text:p text:style-name="P42">Same lick could be applied to all the strings to make it easier to compare and test computationally</text:p>
                </text:list-item>
              </text:list>
            </text:list-item>
          </text:list>
        </text:list-item>
        <text:list-item>
          <text:p text:style-name="P43">Computational Run-time Benchmarks</text:p>
        </text:list-item>
        <text:list-item>
          <text:p text:style-name="P44">Experimental Measurements</text:p>
          <text:list>
            <text:list-item>
              <text:p text:style-name="P45">String/slide condition</text:p>
              <text:list>
                <text:list-item>
                  <text:p text:style-name="P45">Not cleaned, and a bit old</text:p>
                </text:list-item>
                <text:list-item>
                  <text:p text:style-name="P45">Similar to normal playing conditions</text:p>
                </text:list-item>
                <text:list-item>
                  <text:p text:style-name="P45">Likely increases the coefficient of friction between the two surfaces and allows for more motion to be imparted</text:p>
                </text:list-item>
                <text:list-item>
                  <text:p text:style-name="P46">Get mass measurements of slides</text:p>
                </text:list-item>
              </text:list>
            </text:list-item>
            <text:list-item>
              <text:p text:style-name="P47">Mic Selection</text:p>
              <text:list>
                <text:list-item>
                  <text:p text:style-name="P47">AKGs have flatter response and were used by the other paper</text:p>
                </text:list-item>
                <text:list-item>
                  <text:p text:style-name="P48">Body mics would introduce transfer function between different parts of the of how the string noise gets to the location of the body mic</text:p>
                </text:list-item>
              </text:list>
            </text:list-item>
            <text:list-item>
              <text:p text:style-name="P44">Coupling Measurements</text:p>
              <text:list>
                <text:list-item>
                  <text:p text:style-name="P50"><text:soft-page-break/>Strings not under measurement are damped</text:p>
                </text:list-item>
                <text:list-item>
                  <text:p text:style-name="P50">Slide from 7<text:span text:style-name="T6">th</text:span> fret to 12<text:span text:style-name="T6">th</text:span> fret on each string</text:p>
                </text:list-item>
                <text:list-item>
                  <text:p text:style-name="P50">Mute string with pinky of right hand first to make sure system starts from rest</text:p>
                </text:list-item>
                <text:list-item>
                  <text:p text:style-name="P50">Initial string/slide impact can impart unwanted energy into the system</text:p>
                </text:list-item>
                <text:list-item>
                  <text:p text:style-name="P51">Rectangular window is better for analysis</text:p>
                </text:list-item>
                <text:list-item>
                  <text:p text:style-name="P52">Analysis</text:p>
                  <text:list>
                    <text:list-item>
                      <text:p text:style-name="P52">Plot modes and pitch trajectory to confirm?</text:p>
                    </text:list-item>
                    <text:list-item>
                      <text:p text:style-name="P53">Relationship between winding size/density to coupling amount</text:p>
                    </text:list-item>
                    <text:list-item>
                      <text:p text:style-name="P53">Relationship between mass of slide and slide surface to coupling amount</text:p>
                    </text:list-item>
                    <text:list-item>
                      <text:p text:style-name="P53">Justification of slide coupling method design</text:p>
                    </text:list-item>
                  </text:list>
                </text:list-item>
              </text:list>
            </text:list-item>
            <text:list-item>
              <text:p text:style-name="P44">Decay Rate Measurements</text:p>
              <text:list>
                <text:list-item>
                  <text:p text:style-name="P49">Left hand damps string under measurement</text:p>
                </text:list-item>
                <text:list-item>
                  <text:p text:style-name="P49">Ear plugs not used as they change tension in the string slight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2-16T14:57:03.907000000</dc:date>
    <meta:editing-duration>P3DT21H29M44S</meta:editing-duration>
    <meta:editing-cycles>38</meta:editing-cycles>
    <meta:document-statistic meta:table-count="0" meta:image-count="0" meta:object-count="0" meta:page-count="3" meta:paragraph-count="100" meta:word-count="759" meta:character-count="4594" meta:non-whitespace-character-count="4032"/>
  </office:meta>
</office:document-meta>
</file>